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om Filter Description and Derivation</text:p>
      <text:p text:style-name="Standard"/>
      <text:p text:style-name="Standard">A Bloom Filter is a Statistical Data Structure</text:p>
      <text:p text:style-name="Standard"/>
      <text:p text:style-name="Standard">It provides space and time efficient indexing of list membership.</text:p>
      <text:p text:style-name="Standard"/>
      <text:p text:style-name="Standard">It replaces linear, binary, or tree searches. <text:s/>However, it is statistical. <text:s/>Occasionally, the look-up process can fail and attribute membership in the list when the item is not in the list. <text:s/>This is a false alarm. <text:s/>The developer can control this by designing the data structure tailored to the need or a specification.</text:p>
      <text:p text:style-name="Standard"/>
      <text:p text:style-name="Standard">The major pieces of the Bloom Filter are [L,H,X] as described below with the dimensions being, [m,k,n]. <text:s/>There are <text:span text:style-name="T1">m</text:span> elements in the <text:span text:style-name="T1">L</text:span>ist, <text:span text:style-name="T1">k</text:span> <text:span text:style-name="T1">H</text:span>ash functions performed on every element in the List and <text:span text:style-name="T1">n</text:span> bits in the <text:span text:style-name="T1">X</text:span> bit vector.</text:p>
      <text:p text:style-name="Standard"/>
      <text:p text:style-name="Standard"><text:tab/><text:tab/><text:tab/><draw:frame draw:style-name="fr1" draw:name="Object1" text:anchor-type="as-char" svg:y="-1.7209in" svg:width="2.5819in" svg:height="3.3827in" draw:z-index="0"><draw:object xlink:href="../LHX.odf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The development process is relatively easy.</text:p>
      <text:list xml:id="list8460981668731721900" text:style-name="L1">
        <text:list-item>
          <text:list>
            <text:list-item>
              <text:list>
                <text:list-item>
                  <text:p text:style-name="P2">Calculate the Expected value of the Bit Vector Sum as you Hash the List.</text:p>
                </text:list-item>
                <text:list-item>
                  <text:p text:style-name="P2">Determine the biased coin probability of a position being hashed</text:p>
                </text:list-item>
                <text:list-item>
                  <text:p text:style-name="P2">Calculate the biased coin probability of a false alarm</text:p>
                </text:list-item>
              </text:list>
            </text:list-item>
          </text:list>
        </text:list-item>
      </text:list>
      <text:p text:style-name="Standard"/>
      <text:p text:style-name="Standard">Use this to design your Bloom Filter</text:p>
      <text:list xml:id="list7563402481433411089" text:style-name="L2">
        <text:list-item>
          <text:list>
            <text:list-item>
              <text:list>
                <text:list-item>
                  <text:p text:style-name="P3">Given the Probability of False Alarm and the length of your list,</text:p>
                </text:list-item>
                <text:list-item>
                  <text:p text:style-name="P3">Calculate n as a function of k</text:p>
                </text:list-item>
                <text:list-item>
                  <text:p text:style-name="P3">Choose the optimal value </text:p>
                </text:list-item>
              </text:list>
            </text:list-item>
          </text:list>
        </text:list-item>
      </text:list>
      <text:p text:style-name="Standard"/>
      <text:p text:style-name="Standard">When you implement your design, then you can calculate the Final Probability of False Alarm by Replacing the expected theoretical Bit Vector Sum with the actual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. Mark E. Lehr</meta:initial-creator>
    <meta:creation-date>2017-04-24T21:10:52.51</meta:creation-date>
    <dc:date>2017-04-25T21:14:40.93</dc:date>
    <dc:creator>Dr. Mark E. Lehr</dc:creator>
    <meta:editing-duration>PT1H1M17S</meta:editing-duration>
    <meta:editing-cycles>6</meta:editing-cycles>
    <meta:generator>OpenOffice/4.1.1$Win32 OpenOffice.org_project/411m6$Build-9775</meta:generator>
    <meta:document-statistic meta:table-count="0" meta:image-count="0" meta:object-count="1" meta:page-count="1" meta:paragraph-count="15" meta:word-count="219" meta:character-count="1260"/>
  </office:meta>
</office:document-meta>
</file>